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44cm"/>
    </style:style>
    <style:style style:name="co2" style:family="table-column">
      <style:table-column-properties fo:break-before="auto" style:column-width="10.391cm"/>
    </style:style>
    <style:style style:name="co3" style:family="table-column">
      <style:table-column-properties fo:break-before="auto" style:column-width="6.029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8.915cm"/>
    </style:style>
    <style:style style:name="co7" style:family="table-column">
      <style:table-column-properties fo:break-before="auto" style:column-width="4.441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789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ProcessingRules">
      <style:table-properties table:display="true" style:writing-mode="lr-tb"/>
    </style:style>
    <style:style style:name="ta2" style:family="table" style:master-page-name="PageStyle_5f_Weights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0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zxx" fo:country="none"/>
    </style:style>
    <style:style style:name="T5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de" fo:country="D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ingRu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7" table:default-cell-style-name="ce8"/>
        <table:table-column table:style-name="co8" table:default-cell-style-name="ce8"/>
        <table:table-column table:style-name="co7" table:default-cell-style-name="Default"/>
        <table:table-column table:style-name="co9" table:default-cell-style-name="Default"/>
        <table:table-column table:style-name="co7" table:number-columns-repeated="53" table:default-cell-style-name="Default"/>
        <table:table-row table:style-name="ro1">
          <table:table-cell table:style-name="ce6" office:value-type="string" calcext:value-type="string">
            <text:p>Directory</text:p>
          </table:table-cell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Layer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lumnValu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uffer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mmentary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geb01_f.shp</text:p>
          </table:table-cell>
          <table:table-cell table:style-name="ce6" office:value-type="string" calcext:value-type="string">
            <text:p>Base</text:p>
          </table:table-cell>
          <table:table-cell/>
          <table:table-cell office:value-type="string" calcext:value-type="string">
            <text:p>BEZ_KRS</text:p>
          </table:table-cell>
          <table:table-cell office:value-type="string" calcext:value-type="string">
            <text:p>(OR Cuxhaven Osterholz)</text:p>
          </table:table-cell>
          <table:table-cell office:value-type="string" calcext:value-type="string">
            <text:p>No Restrictio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3" office:value-type="string" calcext:value-type="string">
            <text:p>Yes</text:p>
          </table:table-cell>
          <table:table-cell office:value-type="string" calcext:value-type="string">
            <text:p>use given couties as basis, Buffer allows usage of Polygons outside of the Area, might be usefull, when these polygons needs to be buffere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6" office:value-type="string" calcext:value-type="string">
            <text:p>Nature Conservation</text:p>
          </table:table-cell>
          <table:table-cell table:number-columns-repeated="5"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Biosparenreservate.gpkg</text:p>
          </table:table-cell>
          <table:table-cell office:value-type="string" calcext:value-type="string">
            <text:p>Biosphere_Reserv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Fauna_Flora_Habitat_Gebiete.gpkg</text:p>
          </table:table-cell>
          <table:table-cell office:value-type="string" calcext:value-type="string">
            <text:p>FFH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Landschaftsschutzgebiete.gpkg</text:p>
          </table:table-cell>
          <table:table-cell office:value-type="string" calcext:value-type="string">
            <text:p>Protected_Landscape_Area</text:p>
          </table:table-cell>
          <table:table-cell table:number-columns-repeated="3"/>
          <table:table-cell table:style-name="ce8" office:value-type="string" calcext:value-type="string">
            <text:p>Restricted</text:p>
          </table:table-cell>
          <table:table-cell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e_Naturmonumente.gpkg</text:p>
          </table:table-cell>
          <table:table-cell office:value-type="string" calcext:value-type="string">
            <text:p>National_Nature_Monumen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parke.gpkg</text:p>
          </table:table-cell>
          <table:table-cell office:value-type="string" calcext:value-type="string">
            <text:p>National_Parks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parke.gpkg</text:p>
          </table:table-cell>
          <table:table-cell office:value-type="string" calcext:value-type="string">
            <text:p>Nature_Park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schutzgebiete.gpkg</text:p>
          </table:table-cell>
          <table:table-cell office:value-type="string" calcext:value-type="string">
            <text:p>Nature_Reserve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Vogelschutzgebiete.gpkg</text:p>
          </table:table-cell>
          <table:table-cell office:value-type="string" calcext:value-type="string">
            <text:p>Bird_Sancturary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Planning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etroplaner/Cuxhaven</text:p>
          </table:table-cell>
          <table:table-cell office:value-type="string" calcext:value-type="string">
            <text:p>xplan_108_LK_Cuxhaven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table:style-name="Default" office:value-type="string" calcext:value-type="string">
            <text:p>xplan_110_Osterholz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P_Energieversorgung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newableEnergies</text:p>
          </table:table-cell>
          <table:table-cell office:value-type="string" calcext:value-type="string">
            <text:p>RP_ErneuerbareEnergie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Industrial</text:p>
          </table:table-cell>
          <table:table-cell table:style-name="ce9" office:value-type="string" calcext:value-type="string">
            <text:p>RP_IndustrieGewerbe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strictions</text:p>
          </table:table-cell>
          <table:table-cell office:value-type="string" calcext:value-type="string">
            <text:p>RP_Rohstoff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NaturalLandscape</text:p>
          </table:table-cell>
          <table:table-cell office:value-type="string" calcext:value-type="string">
            <text:p>RP_Naturland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WaterProtectionArea</text:p>
          </table:table-cell>
          <table:table-cell office:value-type="string" calcext:value-type="string">
            <text:p>Wasserschutz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Municipalties</text:p>
          </table:table-cell>
          <table:table-cell table:style-name="ce5" office:value-type="string" calcext:value-type="string">
            <text:p>RP_WohnenSiedlung</text:p>
          </table:table-cell>
          <table:table-cell table:number-columns-repeated="2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penGeoData_Niedersachsen</text:p>
          </table:table-cell>
          <table:table-cell table:style-name="ce6" office:value-type="string" calcext:value-type="string">
            <text:p>LoD1.gpkg</text:p>
          </table:table-cell>
          <table:table-cell table:style-name="ce7" office:value-type="string" calcext:value-type="string">
            <text:p>LoD1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GeoData Niedersachsen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Not,using for testin. To computational intensive. Only files without TIN object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ALKIS DLM 250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gew01_f.shp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table:style-name="Default" office:value-type="string" calcext:value-type="string">
            <text:p>gew01_l.shp</text:p>
          </table:table-cell>
          <table:table-cell table:style-name="Default" office:value-type="string" calcext:value-type="string">
            <text:p>WaterAxis</text:p>
          </table:table-cell>
          <table:table-cell table:style-name="Default"/>
          <table:table-cell/>
          <table:table-cell table:style-name="Default"/>
          <table:table-cell table:style-name="ce8" office:value-type="string" calcext:value-type="string">
            <text:p>strongly Restricted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Use Water axis or not?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1_f.shp</text:p>
          </table:table-cell>
          <table:table-cell office:value-type="string" calcext:value-type="string">
            <text:p>AX_Ortslag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2_f.shp</text:p>
          </table:table-cell>
          <table:table-cell office:value-type="string" calcext:value-type="string">
            <text:p>Siedlungsfreiflächen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g02_f.shp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3_l.shp</text:p>
          </table:table-cell>
          <table:table-cell office:value-type="string" calcext:value-type="string">
            <text:p>power_grid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4_f.shp</text:p>
          </table:table-cell>
          <table:table-cell office:value-type="string" calcext:value-type="string">
            <text:p>Habour_and_Testing_Area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g03_f.shp</text:p>
          </table:table-cell>
          <table:table-cell office:value-type="string" calcext:value-type="string">
            <text:p>Swamp_Marshland_and_Heath</text:p>
          </table:table-cell>
          <table:table-cell/>
          <table:table-cell office:value-type="string" calcext:value-type="string">
            <text:p>OBJART_TXT</text:p>
          </table:table-cell>
          <table:table-cell office:value-type="string" calcext:value-type="string">
            <text:p><text:span text:style-name="T1">(OR </text:span>AX_Moor AX_Sumpf AX_Heide)</text:p>
          </table:table-cell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Street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2">(NOT (OR (STARTSWITH A) (STARTSWITH</text:span> E))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(MAX (COL BRF) 10)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3">(OR(</text:span><text:span text:style-name="T4">STARTSWITH</text:span><text:span text:style-name="T5"> A) (</text:span><text:span text:style-name="T4">STARTSWITH</text:span><text:span text:style-name="T5"> </text:span>E)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(MAX (COL BRF) 20)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3">(OR(</text:span><text:span text:style-name="T4">STARTSWITH</text:span><text:span text:style-name="T5"> A) (</text:span><text:span text:style-name="T4">STARTSWITH</text:span><text:span text:style-name="T5"> </text:span>E))</text:p>
          </table:table-cell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table:style-name="ce14"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KG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6" office:value-type="string" calcext:value-type="string">
            <text:p>OS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m</text:p>
          </table:table-cell>
          <table:table-cell office:value-type="string" calcext:value-type="string">
            <text:p>grid_Germany.gpkg</text:p>
          </table:table-cell>
          <table:table-cell office:value-type="string" calcext:value-type="string">
            <text:p>power grid</text:p>
          </table:table-cell>
          <table:table-cell table:style-name="ce2" office:value-type="string" calcext:value-type="string">
            <text:p>grid_Germany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M-Download</text:p>
          </table:table-cell>
          <table:table-cell table:style-name="ce1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station_Germany.gpkg</text:p>
          </table:table-cell>
          <table:table-cell office:value-type="string" calcext:value-type="string">
            <text:p>power station</text:p>
          </table:table-cell>
          <table:table-cell table:number-columns-repeated="5"/>
          <table:table-cell office:value-type="string" calcext:value-type="string">
            <text:p>OSM-Download</text:p>
          </table:table-cell>
          <table:table-cell table:style-name="ce14" office:value-type="string" calcext:value-type="string">
            <text:p>No</text:p>
          </table:table-cell>
          <table:table-cell table:number-columns-repeated="54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eights" table:style-name="ta2">
        <table:table-column table:style-name="co10" table:default-cell-style-name="ce8"/>
        <table:table-column table:style-name="co11" table:number-columns-repeated="63" table:default-cell-style-name="Default"/>
        <table:table-row table:style-name="ro1"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Weigh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hibited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rongly Restricted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tricted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Restriction</text:p>
          </table:table-cell>
          <table:table-cell office:value-type="float" office:value="0.5" calcext:value-type="float">
            <text:p>0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eferential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date-style style:name="N131">
      <number:day number:style="long"/>
      <number:text>. </number:text>
      <number:month number:textual="true"/>
    </number:date-style>
    <number:date-style style:name="N132">
      <number:month number:textual="true"/>
      <number:text> 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9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11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_20__5b_0_5d_" style:display-name="Excel Built-in Currency [0]" style:family="table-cell" style:parent-style-name="Default" style:data-style-name="N115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7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19:25:18.5036851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ocessingRules" style:display-name="PageStyle_Processing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ghts" style:display-name="PageStyle_Weigh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Sebastian Heiden</dc:creator>
    <meta:editing-cycles>27</meta:editing-cycles>
    <meta:creation-date>2022-10-23T15:58:01</meta:creation-date>
    <dc:date>2022-11-07T19:27:03.401293198</dc:date>
    <meta:generator>LibreOffice/6.4.7.2$Linux_X86_64 LibreOffice_project/40$Build-2</meta:generator>
    <meta:editing-duration>PT10H11M13S</meta:editing-duration>
    <meta:document-statistic meta:table-count="2" meta:cell-count="273" meta:object-count="0"/>
  </office:meta>
</office:document-meta>
</file>